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Pictures/10000000000000200000002000309F1C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e6e6e6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41cm" fo:min-width="2.042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8cm" fo:min-width="2.042cm"/>
    </style:style>
    <style:style style:name="gr4" style:family="graphic" style:parent-style-name="standard">
      <style:graphic-properties svg:stroke-color="#000080" draw:fill="solid" draw:fill-color="#99ccff" draw:textarea-horizontal-align="justify" draw:textarea-vertical-align="middle" draw:auto-grow-height="false"/>
    </style:style>
    <style:style style:name="gr5" style:family="graphic" style:parent-style-name="standard">
      <style:graphic-properties svg:stroke-color="#333333" draw:fill="solid" draw:fill-color="#808080" draw:textarea-horizontal-align="justify" draw:textarea-vertical-align="middle" draw:auto-grow-height="false"/>
    </style:style>
    <style:style style:name="gr6" style:family="graphic" style:parent-style-name="standard">
      <style:graphic-properties svg:stroke-color="#000000" draw:marker-end="Arrowheads_20_1" draw:marker-end-width="0.3cm" draw:textarea-horizontal-align="center" draw:textarea-vertical-align="middle"/>
    </style:style>
    <style:style style:name="gr7" style:family="graphic" style:parent-style-name="standard">
      <style:graphic-properties draw:stroke="dash" draw:stroke-dash="Ultrafine_20_Dashed" svg:stroke-color="#000000" draw:marker-end="Arrowheads_20_1" draw:marker-end-width="0.3cm"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4.5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941cm"/>
    </style:style>
    <style:style style:name="gr10" style:family="graphic" style:parent-style-name="standard">
      <style:graphic-properties draw:stroke="solid" draw:stroke-dash="Ultrafine_20_Dashed" svg:stroke-color="#4c4c4c" draw:fill="solid" draw:fill-color="#99ccff" draw:textarea-horizontal-align="justify" draw:textarea-vertical-align="middle" draw:auto-grow-height="false"/>
    </style:style>
    <style:style style:name="gr11" style:family="graphic" style:parent-style-name="standard">
      <style:graphic-properties svg:stroke-color="#333333" draw:fill="solid" draw:fill-color="#99ccff" draw:textarea-horizontal-align="justify" draw:textarea-vertical-align="middle" draw:auto-grow-height="false"/>
    </style:style>
    <style:style style:name="gr12" style:family="graphic" style:parent-style-name="objectwithoutfill">
      <style:graphic-properties draw:stroke="dash" draw:stroke-dash="Ultrafine_20_Dashed" svg:stroke-color="#000000" draw:marker-end="Arrowheads_20_1" draw:marker-end-width="0.3cm" draw:fill="none" draw:textarea-horizontal-align="center" draw:textarea-vertical-align="middle"/>
    </style:style>
    <style:style style:name="gr13" style:family="graphic" style:parent-style-name="objectwithoutfill">
      <style:graphic-properties svg:stroke-color="#000000" draw:marker-end="Arrowheads_20_1" draw:marker-end-width="0.3cm" draw:fill="none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style:paragraph-properties fo:text-align="center"/>
      <style:text-properties fo:color="#000000" fo:font-size="10pt" fo:font-weight="bold" style:font-size-asian="10pt" style:font-weight-asian="bold" style:font-size-complex="10pt" style:font-weight-complex="bold"/>
    </style:style>
    <style:style style:name="P4" style:family="paragraph">
      <style:paragraph-properties fo:text-align="center"/>
      <style:text-properties fo:color="#ffffff" fo:font-size="10pt" fo:font-weight="bold" style:font-size-asian="10pt" style:font-weight-asian="bold" style:font-size-complex="10pt" style:font-weight-complex="bold"/>
    </style:style>
    <style:style style:name="P5" style:family="paragraph">
      <style:text-properties fo:font-size="11pt" style:font-size-asian="11pt" style:font-size-complex="11pt"/>
    </style:style>
    <style:style style:name="P6" style:family="paragraph">
      <style:paragraph-properties fo:text-align="end"/>
    </style:style>
    <style:style style:name="P7" style:family="paragraph">
      <style:paragraph-properties fo:text-align="center"/>
      <style:text-properties fo:color="#000000" fo:font-size="11pt" fo:font-weight="bold" style:font-size-asian="11pt" style:font-weight-asian="bold" style:font-size-complex="11pt" style:font-weight-complex="bold"/>
    </style:style>
    <style:style style:name="P8" style:family="paragraph">
      <style:paragraph-properties fo:text-align="center"/>
      <style:text-properties fo:color="#000000"/>
    </style:style>
    <style:style style:name="T1" style:family="text">
      <style:text-properties fo:font-size="18pt" fo:font-weight="bold" style:font-size-asian="18pt" style:font-weight-asian="bold" style:font-size-complex="18pt" style:font-weight-complex="bold"/>
    </style:style>
    <style:style style:name="T2" style:family="text">
      <style:text-properties fo:font-size="26pt" fo:font-weight="bold" style:font-size-asian="26pt" style:font-weight-asian="bold" style:font-size-complex="26pt" style:font-weight-complex="bold"/>
    </style:style>
    <style:style style:name="T3" style:family="text">
      <style:text-properties fo:font-size="16pt" fo:font-weight="bold" style:font-size-asian="16pt" style:font-weight-asian="bold" style:font-size-complex="16pt" style:font-weight-complex="bold"/>
    </style:style>
    <style:style style:name="T4" style:family="text">
      <style:text-properties fo:color="#000000" fo:font-size="11pt" fo:font-weight="bold" style:font-size-asian="11pt" style:font-weight-asian="bold" style:font-size-complex="11pt" style:font-weight-complex="bold"/>
    </style:style>
    <style:style style:name="T5" style:family="text">
      <style:text-properties fo:color="#ffffff" fo:font-size="10pt" fo:font-weight="bold" style:font-size-asian="10pt" style:font-weight-asian="bold" style:font-size-complex="10pt" style:font-weight-complex="bold"/>
    </style:style>
    <style:style style:name="T6" style:family="text">
      <style:text-properties fo:font-size="11pt" style:font-size-asian="11pt" style:font-size-complex="11pt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color="#000000" fo:font-size="13pt" fo:font-weight="bold" style:font-size-asian="13pt" style:font-weight-asian="bold" style:font-size-complex="13pt" style:font-weight-complex="bold"/>
    </style:style>
    <style:style style:name="T9" style:family="text">
      <style:text-properties fo:color="#000000" fo:font-size="9pt" fo:font-weight="normal" style:font-size-asian="9pt" style:font-weight-asian="normal" style:font-size-complex="9pt" style:font-weight-complex="normal"/>
    </style:style>
    <style:style style:name="T10" style:family="text">
      <style:text-properties fo:color="#000000" fo:font-size="10pt" fo:font-weight="normal" style:font-size-asian="10pt" style:font-weight-asian="normal" style:font-size-complex="10pt" style:font-weight-complex="normal"/>
    </style:style>
    <style:style style:name="T11" style:family="text">
      <style:text-properties fo:color="#000000" fo:font-size="10pt" fo:font-weight="bold" style:font-size-asian="10pt" style:font-weight-asian="bold" style:font-size-complex="10pt" style:font-weight-complex="bold"/>
    </style:style>
    <style:style style:name="T12" style:family="text">
      <style:text-properties fo:color="#ffffff" fo:font-size="10pt" fo:font-weight="normal" style:font-size-asian="10pt" style:font-weight-asian="normal" style:font-size-complex="10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2.586cm" svg:height="3.384cm" svg:x="1.384cm" svg:y="19.7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draw:layer="layout" svg:width="13.335cm" svg:height="1.941cm" svg:x="0.735cm" svg:y="0.725cm">
          <draw:text-box>
            <text:p><text:span text:style-name="T1">MoveIt – A Planning Framework</text:span></text:p>
            <text:p><text:span text:style-name="T2">Planning Scene Monitor </text:span></text:p>
          </draw:text-box>
        </draw:frame>
        <draw:frame draw:style-name="gr3" draw:layer="layout" svg:width="8.51cm" svg:height="0.992cm" svg:x="1.175cm" svg:y="18.925cm">
          <draw:text-box>
            <text:p><text:span text:style-name="T3">Legend</text:span></text:p>
          </draw:text-box>
        </draw:frame>
        <draw:custom-shape draw:style-name="gr4" draw:text-style-name="P3" draw:layer="layout" svg:width="3.645cm" svg:height="1.14cm" svg:x="2.368cm" svg:y="20.188cm">
          <text:p text:style-name="P1"><text:span text:style-name="T4">MoveIt Component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draw:layer="layout" svg:width="3.646cm" svg:height="1.191cm" svg:x="2.34cm" svg:y="21.566cm">
          <text:p text:style-name="P1"><text:span text:style-name="T5">ROS topic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1" draw:layer="layout" svg:x1="6.491cm" svg:y1="20.643cm" svg:x2="8.521cm" svg:y2="20.643cm">
          <text:p/>
        </draw:line>
        <draw:line draw:style-name="gr7" draw:text-style-name="P1" draw:layer="layout" svg:x1="6.492cm" svg:y1="21.284cm" svg:x2="8.522cm" svg:y2="21.284cm">
          <text:p/>
        </draw:line>
        <draw:frame draw:style-name="gr8" draw:text-style-name="P5" draw:layer="layout" svg:width="4.754cm" svg:height="0.679cm" svg:x="8.985cm" svg:y="20.304cm">
          <draw:text-box>
            <text:p><text:span text:style-name="T6">Conceptual Dependency</text:span></text:p>
          </draw:text-box>
        </draw:frame>
        <draw:frame draw:style-name="gr9" draw:text-style-name="P5" draw:layer="layout" svg:width="1.145cm" svg:height="0.679cm" svg:x="8.985cm" svg:y="20.945cm">
          <draw:text-box>
            <text:p><text:span text:style-name="T6">Input</text:span></text:p>
          </draw:text-box>
        </draw:frame>
        <draw:frame draw:style-name="gr2" draw:text-style-name="P6" draw:layer="layout" svg:width="3.175cm" svg:height="1.045cm" svg:x="24.13cm" svg:y="0.752cm">
          <draw:text-box>
            <text:p text:style-name="P6"><text:span text:style-name="T7">24 Mar 2013</text:span></text:p>
          </draw:text-box>
        </draw:frame>
        <draw:custom-shape draw:style-name="gr4" draw:text-style-name="P3" xml:id="id15" draw:id="id15" draw:layer="layout" svg:width="8.091cm" svg:height="3.734cm" svg:x="18.95cm" svg:y="6.785cm">
          <text:p text:style-name="P1"><text:span text:style-name="T8">Planning Scene Monitor</text:span></text:p>
          <text:p text:style-name="P1"><text:span text:style-name="T9">Maintains a planning scene given sensor input</text:span></text:p>
          <text:p text:style-name="P1"><text:span text:style-name="T10"/></text:p>
          <text:p text:style-name="P1"><text:span text:style-name="T10"/></text:p>
          <text:p text:style-name="P1"><text:span text:style-name="T10"/></text:p>
          <text:p text:style-name="P1"><text:span text:style-name="T10"/></text:p>
          <draw:enhanced-geometry svg:viewBox="0 0 21600 21600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3" draw:layer="layout" svg:width="5.4cm" svg:height="1.717cm" svg:x="20.295cm" svg:y="8.652cm">
          <text:p text:style-name="P1"><text:span text:style-name="T11">Planning Scene</text:span></text:p>
          <text:p text:style-name="P1"><text:span text:style-name="T10">Maintains representation of env. (geometry, state)</text:span></text:p>
          <draw:enhanced-geometry svg:viewBox="0 0 21600 21600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xml:id="id11" draw:id="id11" draw:layer="layout" svg:width="4.561cm" svg:height="1.867cm" svg:x="12.242cm" svg:y="4.445cm">
          <text:p text:style-name="P1"><text:span text:style-name="T4">State Monitor</text:span></text:p>
          <text:p text:style-name="P1"><text:span text:style-name="T10">Tracks state of robot and attached objects</text:span></text:p>
          <draw:enhanced-geometry svg:viewBox="0 0 21600 21600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xml:id="id10" draw:id="id10" draw:layer="layout" svg:width="4.978cm" svg:height="1.095cm" svg:x="0.959cm" svg:y="3.702cm">
          <text:p text:style-name="P1"><text:span text:style-name="T12">/attached_collision_objects</text:span></text:p>
          <draw:enhanced-geometry svg:viewBox="0 0 21600 21600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xml:id="id12" draw:id="id12" draw:layer="layout" svg:width="4.978cm" svg:height="1.094cm" svg:x="0.959cm" svg:y="4.947cm">
          <text:p text:style-name="P1"><text:span text:style-name="T12">/joint_states</text:span></text:p>
          <draw:enhanced-geometry svg:viewBox="0 0 21600 21600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xml:id="id14" draw:id="id14" draw:layer="layout" svg:width="4.561cm" svg:height="1.866cm" svg:x="12.242cm" svg:y="7.659cm">
          <text:p text:style-name="P1"><text:span text:style-name="T4">Scene Monitor</text:span></text:p>
          <text:p text:style-name="P1"><text:span text:style-name="T9">Listens for an externally defined planning scene</text:span></text:p>
          <draw:enhanced-geometry svg:viewBox="0 0 21600 21600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xml:id="id13" draw:id="id13" draw:layer="layout" svg:width="4.978cm" svg:height="1.095cm" svg:x="0.959cm" svg:y="8.045cm">
          <text:p text:style-name="P1"><text:span text:style-name="T12">/planning_scene</text:span></text:p>
          <draw:enhanced-geometry svg:viewBox="0 0 21600 21600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xml:id="id8" draw:id="id8" draw:layer="layout" svg:width="4.561cm" svg:height="1.867cm" svg:x="12.242cm" svg:y="10.833cm">
          <text:p text:style-name="P1"><text:span text:style-name="T4">World Geometry Monitor</text:span></text:p>
          <text:p text:style-name="P1"><text:span text:style-name="T9">Sensor and geometric data input</text:span></text:p>
          <draw:enhanced-geometry svg:viewBox="0 0 21600 21600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xml:id="id7" draw:id="id7" draw:layer="layout" svg:width="4.978cm" svg:height="1.095cm" svg:x="0.959cm" svg:y="10.365cm">
          <text:p text:style-name="P1"><text:span text:style-name="T12">/planning_scene_world</text:span></text:p>
          <draw:enhanced-geometry svg:viewBox="0 0 21600 21600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xml:id="id9" draw:id="id9" draw:layer="layout" svg:width="4.978cm" svg:height="1.095cm" svg:x="0.959cm" svg:y="11.61cm">
          <text:p text:style-name="P1"><text:span text:style-name="T12">/collision_object</text:span></text:p>
          <draw:enhanced-geometry svg:viewBox="0 0 21600 21600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7" xml:id="id5" draw:id="id5" draw:layer="layout" svg:width="4.445cm" svg:height="1.529cm" svg:x="12.3cm" svg:y="15.181cm">
          <text:p text:style-name="P7"><text:span text:style-name="T4">Occupancy Map Monitor</text:span></text:p>
          <draw:enhanced-geometry svg:viewBox="0 0 21600 21600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xml:id="id17" draw:id="id17" draw:layer="layout" svg:width="4.978cm" svg:height="1.095cm" svg:x="20.506cm" svg:y="14.18cm">
          <text:p text:style-name="P1"><text:span text:style-name="T12">/monitored_planning_scene</text:span></text:p>
          <draw:enhanced-geometry svg:viewBox="0 0 21600 21600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3" xml:id="id2" draw:id="id2" draw:layer="layout" svg:width="4.343cm" svg:height="1.094cm" svg:x="6.586cm" svg:y="13.97cm">
          <text:p text:style-name="P8"><text:span text:style-name="T10">Point Cloud Occupancy Map Updater</text:span></text:p>
          <draw:enhanced-geometry svg:viewBox="0 0 21600 21600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3" xml:id="id4" draw:id="id4" draw:layer="layout" svg:width="4.343cm" svg:height="1.094cm" svg:x="6.586cm" svg:y="15.398cm">
          <text:p text:style-name="P8"><text:span text:style-name="T10">Depth Image Occupancy Map Updater</text:span></text:p>
          <draw:enhanced-geometry svg:viewBox="0 0 21600 21600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3" xml:id="id6" draw:id="id6" draw:layer="layout" svg:width="4.343cm" svg:height="1.094cm" svg:x="6.586cm" svg:y="16.786cm">
          <text:p text:style-name="P8"><text:span text:style-name="T10">Other Updaters...</text:span></text:p>
          <draw:enhanced-geometry svg:viewBox="0 0 21600 21600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xml:id="id1" draw:id="id1" draw:layer="layout" svg:width="4.978cm" svg:height="1.095cm" svg:x="0.959cm" svg:y="13.97cm">
          <text:p text:style-name="P1"><text:span text:style-name="T12">sensor_msg/PointCloud2</text:span></text:p>
          <draw:enhanced-geometry svg:viewBox="0 0 21600 21600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xml:id="id3" draw:id="id3" draw:layer="layout" svg:width="4.978cm" svg:height="1.095cm" svg:x="0.959cm" svg:y="15.398cm">
          <text:p text:style-name="P1"><text:span text:style-name="T12">sensor_msg/Image</text:span></text:p>
          <draw:enhanced-geometry svg:viewBox="0 0 21600 21600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1" draw:layer="layout" draw:type="line" svg:x1="5.937cm" svg:y1="14.517cm" svg:x2="6.586cm" svg:y2="14.517cm" draw:start-shape="id1" draw:start-glue-point="1" draw:end-shape="id2" draw:end-glue-point="3" svg:d="m5937 14517h649" svg:viewBox="0 0 650 1">
          <text:p/>
        </draw:connector>
        <draw:connector draw:style-name="gr12" draw:text-style-name="P1" draw:layer="layout" draw:type="line" svg:x1="5.937cm" svg:y1="15.945cm" svg:x2="6.586cm" svg:y2="15.945cm" draw:start-shape="id3" draw:start-glue-point="1" draw:end-shape="id4" draw:end-glue-point="3" svg:d="m5937 15945h649" svg:viewBox="0 0 650 1">
          <text:p/>
        </draw:connector>
        <draw:connector draw:style-name="gr13" draw:text-style-name="P1" draw:layer="layout" draw:type="line" svg:x1="10.929cm" svg:y1="14.517cm" svg:x2="12.3cm" svg:y2="15.945cm" draw:start-shape="id2" draw:start-glue-point="1" draw:end-shape="id5" draw:end-glue-point="3" svg:d="m10929 14517 1371 1428" svg:viewBox="0 0 1372 1429">
          <text:p/>
        </draw:connector>
        <draw:connector draw:style-name="gr13" draw:text-style-name="P1" draw:layer="layout" draw:type="line" svg:x1="10.929cm" svg:y1="15.945cm" svg:x2="12.3cm" svg:y2="15.945cm" draw:start-shape="id4" draw:start-glue-point="1" draw:end-shape="id5" draw:end-glue-point="3" svg:d="m10929 15945h1371" svg:viewBox="0 0 1372 1">
          <text:p/>
        </draw:connector>
        <draw:connector draw:style-name="gr13" draw:text-style-name="P1" draw:layer="layout" draw:type="line" svg:x1="10.929cm" svg:y1="17.333cm" svg:x2="12.3cm" svg:y2="15.945cm" draw:start-shape="id6" draw:start-glue-point="1" draw:end-shape="id5" draw:end-glue-point="3" svg:d="m10929 17333 1371-1388" svg:viewBox="0 0 1372 1389">
          <text:p/>
        </draw:connector>
        <draw:connector draw:style-name="gr12" draw:text-style-name="P1" draw:layer="layout" draw:type="line" svg:x1="5.937cm" svg:y1="10.912cm" svg:x2="12.242cm" svg:y2="11.766cm" draw:start-shape="id7" draw:start-glue-point="1" draw:end-shape="id8" draw:end-glue-point="3" svg:d="m5937 10912 6305 854" svg:viewBox="0 0 6306 855">
          <text:p/>
        </draw:connector>
        <draw:connector draw:style-name="gr12" draw:text-style-name="P1" draw:layer="layout" draw:type="line" svg:x1="5.937cm" svg:y1="12.157cm" svg:x2="12.242cm" svg:y2="11.766cm" draw:start-shape="id9" draw:start-glue-point="1" draw:end-shape="id8" draw:end-glue-point="3" svg:d="m5937 12157 6305-391" svg:viewBox="0 0 6306 392">
          <text:p/>
        </draw:connector>
        <draw:connector draw:style-name="gr13" draw:text-style-name="P1" draw:layer="layout" svg:x1="14.522cm" svg:y1="15.181cm" svg:x2="12.242cm" svg:y2="11.766cm" draw:start-shape="id5" draw:start-glue-point="0" draw:end-shape="id8" draw:end-glue-point="3" svg:d="m14522 15181v-1241h-2782v-2174h502" svg:viewBox="0 0 2783 3416">
          <text:p/>
        </draw:connector>
        <draw:connector draw:style-name="gr12" draw:text-style-name="P1" draw:layer="layout" draw:type="line" svg:x1="5.937cm" svg:y1="4.249cm" svg:x2="12.242cm" svg:y2="5.378cm" draw:start-shape="id10" draw:start-glue-point="1" draw:end-shape="id11" draw:end-glue-point="3" svg:d="m5937 4249 6305 1129" svg:viewBox="0 0 6306 1130">
          <text:p/>
        </draw:connector>
        <draw:connector draw:style-name="gr12" draw:text-style-name="P1" draw:layer="layout" draw:type="line" svg:x1="5.937cm" svg:y1="5.494cm" svg:x2="12.242cm" svg:y2="5.378cm" draw:start-shape="id12" draw:start-glue-point="1" draw:end-shape="id11" draw:end-glue-point="3" svg:d="m5937 5494 6305-116" svg:viewBox="0 0 6306 117">
          <text:p/>
        </draw:connector>
        <draw:connector draw:style-name="gr12" draw:text-style-name="P1" draw:layer="layout" draw:type="line" svg:x1="5.937cm" svg:y1="8.592cm" svg:x2="12.242cm" svg:y2="8.592cm" draw:start-shape="id13" draw:start-glue-point="1" draw:end-shape="id14" draw:end-glue-point="3" svg:d="m5937 8592h6305" svg:viewBox="0 0 6306 1">
          <text:p/>
        </draw:connector>
        <draw:connector draw:style-name="gr13" draw:text-style-name="P1" draw:layer="layout" draw:type="line" svg:x1="16.803cm" svg:y1="5.378cm" svg:x2="18.95cm" svg:y2="8.652cm" draw:start-shape="id11" draw:start-glue-point="1" draw:end-shape="id15" svg:d="m16803 5378 2147 3274" svg:viewBox="0 0 2148 3275">
          <text:p/>
        </draw:connector>
        <draw:connector draw:style-name="gr13" draw:text-style-name="P1" draw:layer="layout" draw:type="line" svg:x1="16.803cm" svg:y1="8.592cm" svg:x2="18.95cm" svg:y2="8.652cm" draw:start-shape="id14" draw:start-glue-point="1" draw:end-shape="id15" draw:end-glue-point="3" svg:d="m16803 8592 2147 60" svg:viewBox="0 0 2148 61">
          <text:p/>
        </draw:connector>
        <draw:connector draw:style-name="gr13" draw:text-style-name="P1" draw:layer="layout" draw:type="line" svg:x1="16.803cm" svg:y1="11.766cm" svg:x2="18.95cm" svg:y2="8.652cm" draw:start-shape="id8" draw:start-glue-point="1" draw:end-shape="id15" svg:d="m16803 11766 2147-3114" svg:viewBox="0 0 2148 3115">
          <text:p/>
        </draw:connector>
        <draw:custom-shape draw:style-name="gr4" draw:text-style-name="P3" xml:id="id16" draw:id="id16" draw:layer="layout" svg:width="4.561cm" svg:height="1.867cm" svg:x="20.715cm" svg:y="11.43cm">
          <text:p text:style-name="P1"><text:span text:style-name="T4">Scene Publisher</text:span></text:p>
          <text:p text:style-name="P1"><text:span text:style-name="T9">Optionally publish entire scene and diffs of scene</text:span></text:p>
          <draw:enhanced-geometry svg:viewBox="0 0 21600 21600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3" draw:text-style-name="P1" draw:layer="layout" draw:type="line" svg:x1="22.995cm" svg:y1="10.519cm" svg:x2="22.995cm" svg:y2="11.43cm" draw:start-shape="id15" draw:start-glue-point="2" draw:end-shape="id16" draw:end-glue-point="0" svg:d="m22995 10519v911" svg:viewBox="0 0 1 912">
          <text:p/>
        </draw:connector>
        <draw:connector draw:style-name="gr12" draw:text-style-name="P1" draw:layer="layout" draw:type="line" svg:x1="22.995cm" svg:y1="13.297cm" svg:x2="22.995cm" svg:y2="14.18cm" draw:start-shape="id16" draw:start-glue-point="2" draw:end-shape="id17" svg:d="m22995 13297v883" svg:viewBox="0 0 1 884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marker draw:name="Arrow" svg:viewBox="0 0 20 30" svg:d="m10 0-10 30h20z"/>
    <draw:marker draw:name="Arrowheads_20_1" draw:display-name="Arrowheads 1" svg:viewBox="0 0 1131 902" svg:d="m564 0-564 902h1131z"/>
    <draw:stroke-dash draw:name="Dash_20_1" draw:display-name="Dash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000080" draw:marker-start-width="0.3cm" draw:marker-start-center="false" draw:marker-end-width="0.3cm" draw:marker-end-center="false" draw:stroke-linejoin="round" draw:fill="solid" draw:fill-color="#99ccff" draw:fill-gradient-name="Gradient_20_7" draw:fill-hatch-name="Hatch_20_4" draw:fill-image-name="Bitmape_20_5" draw:fill-image-width="0cm" draw:fill-image-height="0cm" fo:padding-top="0.102cm" fo:padding-bottom="0.102cm" fo:padding-left="0.102cm" fo:padding-right="0.102cm" fo:wrap-option="wrap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635cm" fo:margin-bottom="0.635cm" fo:margin-left="0.635cm" fo:margin-right="0.635cm" fo:page-width="27.94cm" fo:page-height="43.1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David Coleman</meta:initial-creator>
    <meta:creation-date>2012-06-07T17:00:39</meta:creation-date>
    <dc:date>2013-03-24T23:03:41</dc:date>
    <dc:creator>David Coleman</dc:creator>
    <meta:editing-duration>P1DT8H9M49S</meta:editing-duration>
    <meta:editing-cycles>37</meta:editing-cycles>
    <meta:generator>LibreOffice/3.5$Linux_X86_64 LibreOffice_project/350m1$Build-2</meta:generator>
    <meta:printed-by>David Coleman</meta:printed-by>
    <meta:print-date>2013-03-24T22:32:39</meta:print-date>
    <meta:document-statistic meta:object-count="44"/>
  </office:meta>
</office:document-meta>
</file>